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78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1" table:default-cell-style-name="ce8"/>
        <table:table-column table:style-name="co3" table:default-cell-style-name="ce11"/>
        <table:table-row table:style-name="ro1">
          <table:table-cell table:style-name="ce1" office:value-type="string" calcext:value-type="string">
            <text:p>Equipamento</text:p>
          </table:table-cell>
          <table:table-cell table:style-name="ce1" office:value-type="string" calcext:value-type="string">
            <text:p>Valor</text:p>
          </table:table-cell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+7 Sapato Social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A. Jupter Apóstol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Paraíso [Faraó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+10 Égide Divindades [Alice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9 Uniforme Cotidiano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Heroica Frilldor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Echarpe do Paraís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Tubarão Fofinh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Chapéu de Tubarã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7 Botas de Teste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Escudo de Batalha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Escudo de Batalha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Pombinho Branco +1 ASP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Chapéu Festeir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otor R.Água trip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Adorno Florid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+12 Jetpack Físico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3" office:value-type="string" calcext:value-type="string">
            <text:p>Anel Obscuro Célere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3" office:value-type="string" calcext:value-type="string">
            <text:p>Anel Obscuro [1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+10 Botas de Lutador marcial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1 Diabolus do Nível Alt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Diabolus do Nível Alto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4" office:value-type="string" calcext:value-type="string">
            <text:p>+10 Asinhas Discretas da Energia Vital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+12 Dragão Maligno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+14 MMM IV5 DEX 4 / DEX 4[KIEL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Fogo Fátuo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3" office:value-type="string" calcext:value-type="string">
            <text:p>+14 Vestido da Bruxa [Amon Ra Pesadelo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Escudo Divino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3" office:value-type="string" calcext:value-type="string">
            <text:p>+12 Temporais DEX [BISPO] <text:s/>AA4 Euforia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Expansivo Elvir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Expansivo Elvir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Echarpe Misteriosa ASPD + 1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+15 Manto da Bruxa [Gioia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4">
          <table:table-cell table:style-name="ce3" office:value-type="string" calcext:value-type="string">
            <text:p>+12 Magia Oculta PA2 / PA 1 [VIGIA / CELINE ]</text:p>
          </table:table-cell>
          <table:table-cell table:style-name="ce6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Anel de Júpiter [ Scaraba dourado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3 Xogunato [ Maya Macho 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Coleira de Espinhos ASPD +1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2" office:value-type="string" calcext:value-type="string">
            <text:p>+12 Temporal FOR [ WAKWAK] <text:s text:c="8"/>-13% pó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Anel Distorcid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Anel Distorcid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9 Sandálias Antigas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Herança Real [Isaac] DFM2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+13 Robe Gelado KTU S.FOR MA2 MA1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+11 Capuz de Esquilo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Oni [Skia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Purificado [1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3" office:value-type="string" calcext:value-type="string">
            <text:p>+9 Purificado [Alice] -57% DFM Chefes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+9 capa de magma da potênci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Combo Arma Indestrutível +15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9 Escudo de Penas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2 cetro Oxum PA2 [2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2 cetro Oxóssi PA2 [2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2 cetro Iansã PA2 [3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2 cetro Xangô PA2 [2xCurupira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Byeollungum [2xA.Eremes] <text:s text:c="4"/>EL 7/6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Lâmina Gêmea V [3x A.Eremes] EL 7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3 Lâmina Sagrada [WK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2 Lâmina Sagrada [WK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+12 Foice [WK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Perna de Metal [3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Carta Celacanto Sombri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anto da Floresta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anto da Floresta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anto da Floresta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anto da Floresta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anta Digníssim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Vestido da Celine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Pêndulo Ancestral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Katar de Cinzas [1] 16% dano Maldito / 17% Demôni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Punhal de Oxum +11 [3] AA4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Punhal de Oxum +11 [3] AA5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Gelerdria [3] AA2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Tufão [A.Howard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Diário do Renegado Vol.2[1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2" office:value-type="string" calcext:value-type="string">
            <text:p>+12 Gakkung Ancestral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Proteção Gigante [Scaraba Gold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2 Lacma [1] MA5 / ASPD 1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2 Heró Robusto [Boitatá] ATQ +17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Set Autoportante 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Diário do Renegad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Katar de Cinzas [1] Dano +14% Fantasma + 20% dragã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2 Gládio da Nobreza [2xzipper 1vinhas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Anel de <text:s/>Vênus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Anel de <text:s/>Vênus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7 Botas de Teste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8 Malha Autoportant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10 Arco Gigante [AK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Bugiganga de Verus [Horong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Boneca Succubu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Botas Gigantes E.FOR2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+9 Cocar do OH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+12 Mega Patas [1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3" office:value-type="string" calcext:value-type="string">
            <text:p>+12 Mega Botas Espaciais [1]</text:p>
          </table:table-cell>
          <table:table-cell table:style-name="ce3"/>
          <table:table-cell table:style-name="ce7" table:number-columns-repeated="1021"/>
          <table:table-cell table:style-name="ce10"/>
        </table:table-row>
        <table:table-row table:style-name="ro1">
          <table:table-cell table:style-name="ce4" office:value-type="string" calcext:value-type="string">
            <text:p>+12 Temporal FOR [CENERE] +30ATQ</text:p>
          </table:table-cell>
          <table:table-cell table:style-name="ce4"/>
          <table:table-cell table:style-name="ce9" table:number-columns-repeated="1021"/>
          <table:table-cell table:style-name="ce12"/>
        </table:table-row>
        <table:table-row table:style-name="ro1">
          <table:table-cell table:style-name="ce2" office:value-type="string" calcext:value-type="string">
            <text:p>+12 Inteligentes [ZA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Escudo de Ouro Branco [1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85 x Arma +6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36 x Armadura +6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2x Arma +7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Armadura +7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2x Arma +8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4x Armadura +8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2x Arma +9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Armadura +11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2x Arma +11</text:p>
          </table:table-cell>
          <table:table-cell table:style-name="ce2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7:25:49.499000000</meta:creation-date>
    <dc:date>2022-08-11T18:49:29.302000000</dc:date>
    <meta:editing-duration>PT26M38S</meta:editing-duration>
    <meta:editing-cycles>1</meta:editing-cycles>
    <meta:document-statistic meta:table-count="1" meta:cell-count="107" meta:object-count="0"/>
    <meta:generator>LibreOffice/7.3.5.2$Windows_X86_64 LibreOffice_project/184fe81b8c8c30d8b5082578aee2fed2ea847c01</meta:generator>
  </office:meta>
</office:document-meta>
</file>